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54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1.0972in"/>
    </style:style>
    <style:style style:name="co4" style:family="table-column">
      <style:table-column-properties fo:break-before="auto" style:column-width="2.1909in"/>
    </style:style>
    <style:style style:name="co5" style:family="table-column">
      <style:table-column-properties fo:break-before="auto" style:column-width="1.9016in"/>
    </style:style>
    <style:style style:name="co6" style:family="table-column">
      <style:table-column-properties fo:break-before="auto" style:column-width="4.142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able:cell-range-source table:name="HTML_tables" xlink:type="simple" xlink:href="https://mrsi.erdc.dren.mil/cos/poc" table:filter-name="calc_HTML_WebQuery" table:filter-options="0 0 0" table:last-column-spanned="6" table:last-row-spanned="58"/>
            <text:p>Facility</text:p>
          </table:table-cell>
          <table:table-cell table:style-name="ce1" office:value-type="string" calcext:value-type="string">
            <text:p>COS</text:p>
          </table:table-cell>
          <table:table-cell table:style-name="ce1" office:value-type="string" calcext:value-type="string">
            <text:p>COS Manager</text:p>
          </table:table-cell>
          <table:table-cell table:style-name="ce1" office:value-type="string" calcext:value-type="string">
            <text:p>COS Manager Email</text:p>
          </table:table-cell>
          <table:table-cell table:style-name="ce1" office:value-type="string" calcext:value-type="string">
            <text:p>Technical POC</text:p>
          </table:table-cell>
          <table:table-cell table:style-name="ce1" office:value-type="string" calcext:value-type="string">
            <text:p>Technical POC Email</text:p>
          </table:table-cell>
        </table:table-row>
        <table:table-row table:style-name="ro1">
          <table:table-cell office:value-type="string" calcext:value-type="string">
            <text:p><text:a xlink:href="https://mrsi.erdc.dren.mil/cos/nwo/acp/" xlink:type="simple">Access Control Points</text:a></text:p>
          </table:table-cell>
          <table:table-cell office:value-type="string" calcext:value-type="string">
            <text:p><text:a xlink:href="https://mrsi.erdc.dren.mil/cos/nwo/" xlink:type="simple">NWO</text:a></text:p>
          </table:table-cell>
          <table:table-cell office:value-type="string" calcext:value-type="string">
            <text:p><text:a xlink:href="mailto:matthew.c.hebert@usace.army.mil" xlink:type="simple">Matt Hebert</text:a></text:p>
          </table:table-cell>
          <table:table-cell office:value-type="string" calcext:value-type="string">
            <text:p>matthew.c.hebert@usace.army.mil</text:p>
          </table:table-cell>
          <table:table-cell office:value-type="string" calcext:value-type="string">
            <text:p><text:a xlink:href="mailto:kris.m.katzmann@usace.army.mil" xlink:type="simple">Kris Katzmann</text:a></text:p>
          </table:table-cell>
          <table:table-cell office:value-type="string" calcext:value-type="string">
            <text:p>kris.m.katzmann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administration/" xlink:type="simple">Administration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wf/ait/" xlink:type="simple">Advanced Individual Training Complex</text:a></text:p>
          </table:table-cell>
          <table:table-cell office:value-type="string" calcext:value-type="string">
            <text:p><text:a xlink:href="https://mrsi.erdc.dren.mil/cos/swf/" xlink:type="simple">SWF</text:a></text:p>
          </table:table-cell>
          <table:table-cell office:value-type="string" calcext:value-type="string">
            <text:p><text:a xlink:href="mailto:matthew.milliorn@usace.army.mil" xlink:type="simple">Matt Milliorn</text:a></text:p>
          </table:table-cell>
          <table:table-cell office:value-type="string" calcext:value-type="string">
            <text:p>matthew.milliorn@usace.army.mil</text:p>
          </table:table-cell>
          <table:table-cell office:value-type="string" calcext:value-type="string">
            <text:p><text:a xlink:href="mailto:Javier.A.Fano@usace.army.mil" xlink:type="simple">Javier Fano</text:a></text:p>
          </table:table-cell>
          <table:table-cell office:value-type="string" calcext:value-type="string">
            <text:p>Javier.A.Fano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s/aob/" xlink:type="simple">Air Operations Building and Air Traffic Control Tower (AOB/ATCT)</text:a></text:p>
          </table:table-cell>
          <table:table-cell office:value-type="string" calcext:value-type="string">
            <text:p><text:a xlink:href="https://mrsi.erdc.dren.mil/cos/sas/" xlink:type="simple">SAS</text:a></text:p>
          </table:table-cell>
          <table:table-cell office:value-type="string" calcext:value-type="string">
            <text:p><text:a xlink:href="mailto:jeffrey.stein@usace.army.mil" xlink:type="simple">Jeff Stein</text:a></text:p>
          </table:table-cell>
          <table:table-cell office:value-type="string" calcext:value-type="string">
            <text:p>jeffrey.stein@usace.army.mil</text:p>
          </table:table-cell>
          <table:table-cell office:value-type="string" calcext:value-type="string">
            <text:p><text:a xlink:href="mailto:sara.c.murphy@usace.army.mil" xlink:type="simple">Sara Murphy</text:a></text:p>
          </table:table-cell>
          <table:table-cell office:value-type="string" calcext:value-type="string">
            <text:p>sara.c.murphy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m/acwrf/" xlink:type="simple">Aircraft Clear Water Rinse Facility</text:a></text:p>
          </table:table-cell>
          <table:table-cell office:value-type="string" calcext:value-type="string">
            <text:p><text:a xlink:href="https://mrsi.erdc.dren.mil/cos/sam/" xlink:type="simple">SAM</text:a></text:p>
          </table:table-cell>
          <table:table-cell office:value-type="string" calcext:value-type="string">
            <text:p><text:a xlink:href="mailto:Daniel.E.Bush@usace.army.mil" xlink:type="simple">Dan Bush</text:a></text:p>
          </table:table-cell>
          <table:table-cell office:value-type="string" calcext:value-type="string">
            <text:p>Daniel.E.Bush@usace.army.mil</text:p>
          </table:table-cell>
          <table:table-cell office:value-type="string" calcext:value-type="string">
            <text:p><text:a xlink:href="mailto:john.j.wahlers@usace.army.mil" xlink:type="simple">John Wahlers</text:a></text:p>
          </table:table-cell>
          <table:table-cell office:value-type="string" calcext:value-type="string">
            <text:p>john.j.wahlers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nao/afh/" xlink:type="simple">Army Family Housing</text:a></text:p>
          </table:table-cell>
          <table:table-cell office:value-type="string" calcext:value-type="string">
            <text:p><text:a xlink:href="https://mrsi.erdc.dren.mil/cos/nao/" xlink:type="simple">NAO</text:a>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nao/crxxi/" xlink:type="simple">Automation-Aided Instruction</text:a></text:p>
          </table:table-cell>
          <table:table-cell office:value-type="string" calcext:value-type="string">
            <text:p><text:a xlink:href="https://mrsi.erdc.dren.mil/cos/nao/" xlink:type="simple">NAO</text:a>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wf/bt-osut/" xlink:type="simple">Basic Training and One Station Unit Training Complex</text:a></text:p>
          </table:table-cell>
          <table:table-cell office:value-type="string" calcext:value-type="string">
            <text:p><text:a xlink:href="https://mrsi.erdc.dren.mil/cos/swf/" xlink:type="simple">SWF</text:a></text:p>
          </table:table-cell>
          <table:table-cell office:value-type="string" calcext:value-type="string">
            <text:p><text:a xlink:href="mailto:matthew.milliorn@usace.army.mil" xlink:type="simple">Matt Milliorn</text:a></text:p>
          </table:table-cell>
          <table:table-cell office:value-type="string" calcext:value-type="string">
            <text:p>matthew.milliorn@usace.army.mil</text:p>
          </table:table-cell>
          <table:table-cell office:value-type="string" calcext:value-type="string">
            <text:p><text:a xlink:href="mailto:Javier.A.Fano@usace.army.mil" xlink:type="simple">Javier Fano</text:a></text:p>
          </table:table-cell>
          <table:table-cell office:value-type="string" calcext:value-type="string">
            <text:p>Javier.A.Fano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s/bwf/" xlink:type="simple">BattleField Weather Support Facility</text:a></text:p>
          </table:table-cell>
          <table:table-cell office:value-type="string" calcext:value-type="string">
            <text:p><text:a xlink:href="https://mrsi.erdc.dren.mil/cos/sas/" xlink:type="simple">SAS</text:a></text:p>
          </table:table-cell>
          <table:table-cell office:value-type="string" calcext:value-type="string">
            <text:p><text:a xlink:href="mailto:jeffrey.stein@usace.army.mil" xlink:type="simple">Jeff Stein</text:a></text:p>
          </table:table-cell>
          <table:table-cell office:value-type="string" calcext:value-type="string">
            <text:p>jeffrey.stein@usace.army.mil</text:p>
          </table:table-cell>
          <table:table-cell office:value-type="string" calcext:value-type="string">
            <text:p><text:a xlink:href="mailto:sara.c.murphy@usace.army.mil" xlink:type="simple">Sara Murphy</text:a></text:p>
          </table:table-cell>
          <table:table-cell office:value-type="string" calcext:value-type="string">
            <text:p>sara.c.murphy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billeting/" xlink:type="simple">Billeting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briefing-assembly-classroom/" xlink:type="simple">Briefing/Assembly/Classroom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s/bn-bde-hq/" xlink:type="simple">Brigade/Battalion Headquarters</text:a></text:p>
          </table:table-cell>
          <table:table-cell office:value-type="string" calcext:value-type="string">
            <text:p><text:a xlink:href="https://mrsi.erdc.dren.mil/cos/sas/" xlink:type="simple">SAS</text:a></text:p>
          </table:table-cell>
          <table:table-cell office:value-type="string" calcext:value-type="string">
            <text:p><text:a xlink:href="mailto:jeffrey.stein@usace.army.mil" xlink:type="simple">Jeff Stein</text:a></text:p>
          </table:table-cell>
          <table:table-cell office:value-type="string" calcext:value-type="string">
            <text:p>jeffrey.stein@usace.army.mil</text:p>
          </table:table-cell>
          <table:table-cell office:value-type="string" calcext:value-type="string">
            <text:p><text:a xlink:href="mailto:sara.c.murphy@usace.army.mil" xlink:type="simple">Sara Murphy</text:a></text:p>
          </table:table-cell>
          <table:table-cell office:value-type="string" calcext:value-type="string">
            <text:p>sara.c.murphy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wf/cif/" xlink:type="simple">Central Issue Facility</text:a></text:p>
          </table:table-cell>
          <table:table-cell office:value-type="string" calcext:value-type="string">
            <text:p><text:a xlink:href="https://mrsi.erdc.dren.mil/cos/swf/" xlink:type="simple">SWF</text:a></text:p>
          </table:table-cell>
          <table:table-cell office:value-type="string" calcext:value-type="string">
            <text:p><text:a xlink:href="mailto:matthew.milliorn@usace.army.mil" xlink:type="simple">Matt Milliorn</text:a></text:p>
          </table:table-cell>
          <table:table-cell office:value-type="string" calcext:value-type="string">
            <text:p>matthew.milliorn@usace.army.mil</text:p>
          </table:table-cell>
          <table:table-cell office:value-type="string" calcext:value-type="string">
            <text:p><text:a xlink:href="mailto:Javier.A.Fano@usace.army.mil" xlink:type="simple">Javier Fano</text:a></text:p>
          </table:table-cell>
          <table:table-cell office:value-type="string" calcext:value-type="string">
            <text:p>Javier.A.Fano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nwo/chapels/" xlink:type="simple">Chapels</text:a></text:p>
          </table:table-cell>
          <table:table-cell office:value-type="string" calcext:value-type="string">
            <text:p><text:a xlink:href="https://mrsi.erdc.dren.mil/cos/nwo/" xlink:type="simple">NWO</text:a></text:p>
          </table:table-cell>
          <table:table-cell office:value-type="string" calcext:value-type="string">
            <text:p><text:a xlink:href="mailto:matthew.c.hebert@usace.army.mil" xlink:type="simple">Matt Hebert</text:a></text:p>
          </table:table-cell>
          <table:table-cell office:value-type="string" calcext:value-type="string">
            <text:p>matthew.c.hebert@usace.army.mil</text:p>
          </table:table-cell>
          <table:table-cell office:value-type="string" calcext:value-type="string">
            <text:p><text:a xlink:href="mailto:askelon.m.parker@usace.army.mil" xlink:type="simple">Askelon Parker</text:a></text:p>
          </table:table-cell>
          <table:table-cell office:value-type="string" calcext:value-type="string">
            <text:p>askelon.m.parker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hnc/cdcsa/" xlink:type="simple">Child Development - School Age Center (SAC)</text:a></text:p>
          </table:table-cell>
          <table:table-cell office:value-type="string" calcext:value-type="string">
            <text:p><text:a xlink:href="https://mrsi.erdc.dren.mil/cos/hnc/" xlink:type="simple">HNC</text:a></text:p>
          </table:table-cell>
          <table:table-cell office:value-type="string" calcext:value-type="string">
            <text:p><text:a xlink:href="mailto:chris.a.shepherd@usace.army.mil" xlink:type="simple">Chris Shepherd</text:a></text:p>
          </table:table-cell>
          <table:table-cell office:value-type="string" calcext:value-type="string">
            <text:p>chris.a.shepherd@usace.army.mil</text:p>
          </table:table-cell>
          <table:table-cell office:value-type="string" calcext:value-type="string">
            <text:p><text:a xlink:href="mailto:michael.r.johnson2@usace.army.mil;%20rajette.l.hodge@usace.army.mil" xlink:type="simple">Michael Johnson / Rajette Hodge</text:a></text:p>
          </table:table-cell>
          <table:table-cell office:value-type="string" calcext:value-type="string">
            <text:p>michael.r.johnson2@usace.army.mil; rajette.l.hodge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hnc/cdcu6/" xlink:type="simple">Child Development Center - Less than 6 Years of Age</text:a></text:p>
          </table:table-cell>
          <table:table-cell office:value-type="string" calcext:value-type="string">
            <text:p><text:a xlink:href="https://mrsi.erdc.dren.mil/cos/hnc/" xlink:type="simple">HNC</text:a></text:p>
          </table:table-cell>
          <table:table-cell office:value-type="string" calcext:value-type="string">
            <text:p><text:a xlink:href="mailto:chris.a.shepherd@usace.army.mil" xlink:type="simple">Chris Shepherd</text:a></text:p>
          </table:table-cell>
          <table:table-cell office:value-type="string" calcext:value-type="string">
            <text:p>chris.a.shepherd@usace.army.mil</text:p>
          </table:table-cell>
          <table:table-cell office:value-type="string" calcext:value-type="string">
            <text:p><text:a xlink:href="mailto:michael.r.johnson2@usace.army.mil;%20rajette.l.hodge@usace.army.mil" xlink:type="simple">Michael Johnson / Rajette Hodge</text:a></text:p>
          </table:table-cell>
          <table:table-cell office:value-type="string" calcext:value-type="string">
            <text:p>michael.r.johnson2@usace.army.mil; rajette.l.hodge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s/cof/" xlink:type="simple">Company Operations Facility</text:a></text:p>
          </table:table-cell>
          <table:table-cell office:value-type="string" calcext:value-type="string">
            <text:p><text:a xlink:href="https://mrsi.erdc.dren.mil/cos/sas/" xlink:type="simple">SAS</text:a></text:p>
          </table:table-cell>
          <table:table-cell office:value-type="string" calcext:value-type="string">
            <text:p><text:a xlink:href="mailto:jeffrey.stein@usace.army.mil" xlink:type="simple">Jeff Stein</text:a></text:p>
          </table:table-cell>
          <table:table-cell office:value-type="string" calcext:value-type="string">
            <text:p>jeffrey.stein@usace.army.mil</text:p>
          </table:table-cell>
          <table:table-cell office:value-type="string" calcext:value-type="string">
            <text:p><text:a xlink:href="mailto:Sara.C.Murphy@usace.army.mil" xlink:type="simple">Sara Murphy</text:a></text:p>
          </table:table-cell>
          <table:table-cell office:value-type="string" calcext:value-type="string">
            <text:p>Sara.C.Murphy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nao/cidc/" xlink:type="simple">Criminal Investigation Command </text:a></text:p>
          </table:table-cell>
          <table:table-cell office:value-type="string" calcext:value-type="string">
            <text:p><text:a xlink:href="https://mrsi.erdc.dren.mil/cos/nao/" xlink:type="simple">NAO</text:a>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dining/" xlink:type="simple">Dining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envelopes/" xlink:type="simple">ENVELOPES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s/c2f/" xlink:type="simple">Echelons Above Brigade Command &amp; Control Facility</text:a></text:p>
          </table:table-cell>
          <table:table-cell office:value-type="string" calcext:value-type="string">
            <text:p><text:a xlink:href="https://mrsi.erdc.dren.mil/cos/sas/" xlink:type="simple">SAS</text:a></text:p>
          </table:table-cell>
          <table:table-cell office:value-type="string" calcext:value-type="string">
            <text:p><text:a xlink:href="mailto:jeffrey.stein@usace.army.mil" xlink:type="simple">Jeff Stein</text:a></text:p>
          </table:table-cell>
          <table:table-cell office:value-type="string" calcext:value-type="string">
            <text:p>jeffrey.stein@usace.army.mil</text:p>
          </table:table-cell>
          <table:table-cell office:value-type="string" calcext:value-type="string">
            <text:p><text:a xlink:href="mailto:Sara.C.Murphy@usace.army.mil" xlink:type="simple">Sara Murphy</text:a></text:p>
          </table:table-cell>
          <table:table-cell office:value-type="string" calcext:value-type="string">
            <text:p>Sara.C.Murphy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nao/epdf/" xlink:type="simple">Enlisted Personnel Dining Facility (EPDF)</text:a></text:p>
          </table:table-cell>
          <table:table-cell office:value-type="string" calcext:value-type="string">
            <text:p><text:a xlink:href="https://mrsi.erdc.dren.mil/cos/nao/" xlink:type="simple">NAO</text:a>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nwo/flc/" xlink:type="simple">Family Life Center</text:a></text:p>
          </table:table-cell>
          <table:table-cell office:value-type="string" calcext:value-type="string">
            <text:p><text:a xlink:href="https://mrsi.erdc.dren.mil/cos/nwo/" xlink:type="simple">NWO</text:a></text:p>
          </table:table-cell>
          <table:table-cell office:value-type="string" calcext:value-type="string">
            <text:p><text:a xlink:href="mailto:matthew.c.hebert@usace.army.mil" xlink:type="simple">Matt Hebert</text:a></text:p>
          </table:table-cell>
          <table:table-cell office:value-type="string" calcext:value-type="string">
            <text:p>matthew.c.hebert@usace.army.mil</text:p>
          </table:table-cell>
          <table:table-cell office:value-type="string" calcext:value-type="string">
            <text:p><text:a xlink:href="mailto:askelon.m.parker@usace.army.mil" xlink:type="simple">Askelon Parker</text:a></text:p>
          </table:table-cell>
          <table:table-cell office:value-type="string" calcext:value-type="string">
            <text:p>askelon.m.parker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hnc/fs/" xlink:type="simple">Fire Station</text:a></text:p>
          </table:table-cell>
          <table:table-cell office:value-type="string" calcext:value-type="string">
            <text:p><text:a xlink:href="https://mrsi.erdc.dren.mil/cos/hnc/" xlink:type="simple">HNC</text:a></text:p>
          </table:table-cell>
          <table:table-cell office:value-type="string" calcext:value-type="string">
            <text:p><text:a xlink:href="mailto:chris.a.shepherd@usace.army.mil" xlink:type="simple">Chris Shepherd</text:a></text:p>
          </table:table-cell>
          <table:table-cell office:value-type="string" calcext:value-type="string">
            <text:p>chris.a.shepherd@usace.army.mil</text:p>
          </table:table-cell>
          <table:table-cell office:value-type="string" calcext:value-type="string">
            <text:p><text:a xlink:href="mailto:chris.a.shepherd@usace.army.mil;%20rajette.l.hodge@usace.army.mil" xlink:type="simple">Chris Shepherd / Rajette Hodge</text:a></text:p>
          </table:table-cell>
          <table:table-cell office:value-type="string" calcext:value-type="string">
            <text:p>chris.a.shepherd@usace.army.mil; rajette.l.hodge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fire-station/" xlink:type="simple">Fire Station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m/tdafw/" xlink:type="simple">Fixed Wing Aviation Unit Aircraft Maintenance Hangar</text:a></text:p>
          </table:table-cell>
          <table:table-cell office:value-type="string" calcext:value-type="string">
            <text:p><text:a xlink:href="https://mrsi.erdc.dren.mil/cos/sam/" xlink:type="simple">SAM</text:a></text:p>
          </table:table-cell>
          <table:table-cell office:value-type="string" calcext:value-type="string">
            <text:p><text:a xlink:href="mailto:Daniel.E.Bush@usace.army.mil" xlink:type="simple">Dan Bush</text:a></text:p>
          </table:table-cell>
          <table:table-cell office:value-type="string" calcext:value-type="string">
            <text:p>Daniel.E.Bush@usace.army.mil</text:p>
          </table:table-cell>
          <table:table-cell office:value-type="string" calcext:value-type="string">
            <text:p><text:a xlink:href="mailto:john.j.wahlers@usace.army.mil" xlink:type="simple">John Wahlers</text:a></text:p>
          </table:table-cell>
          <table:table-cell office:value-type="string" calcext:value-type="string">
            <text:p>john.j.wahlers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force-protection/" xlink:type="simple">Force Protection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nao/gib/" xlink:type="simple">General Instruction Building</text:a></text:p>
          </table:table-cell>
          <table:table-cell office:value-type="string" calcext:value-type="string">
            <text:p><text:a xlink:href="https://mrsi.erdc.dren.mil/cos/nao/" xlink:type="simple">NAO</text:a>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s/gpmf-lrc/" xlink:type="simple">General Purpose Maintenance Facility - Logistics Readiness Center</text:a></text:p>
          </table:table-cell>
          <table:table-cell office:value-type="string" calcext:value-type="string">
            <text:p><text:a xlink:href="https://mrsi.erdc.dren.mil/cos/sas/" xlink:type="simple">SAS</text:a></text:p>
          </table:table-cell>
          <table:table-cell office:value-type="string" calcext:value-type="string">
            <text:p><text:a xlink:href="mailto:jeffrey.stein@usace.army.mil" xlink:type="simple">Jeff Stein</text:a></text:p>
          </table:table-cell>
          <table:table-cell office:value-type="string" calcext:value-type="string">
            <text:p>jeffrey.stein@usace.army.mil</text:p>
          </table:table-cell>
          <table:table-cell office:value-type="string" calcext:value-type="string">
            <text:p><text:a xlink:href="mailto:sara.c.murphy@usace.army.mil" xlink:type="simple">Sara Murphy</text:a></text:p>
          </table:table-cell>
          <table:table-cell office:value-type="string" calcext:value-type="string">
            <text:p>sara.c.murphy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wf/gpw/" xlink:type="simple">General Purpose Warehouse</text:a></text:p>
          </table:table-cell>
          <table:table-cell office:value-type="string" calcext:value-type="string">
            <text:p><text:a xlink:href="https://mrsi.erdc.dren.mil/cos/swf/" xlink:type="simple">SWF</text:a></text:p>
          </table:table-cell>
          <table:table-cell office:value-type="string" calcext:value-type="string">
            <text:p><text:a xlink:href="mailto:matthew.milliorn@usace.army.mil" xlink:type="simple">Matt Milliorn</text:a></text:p>
          </table:table-cell>
          <table:table-cell office:value-type="string" calcext:value-type="string">
            <text:p>matthew.milliorn@usace.army.mil</text:p>
          </table:table-cell>
          <table:table-cell office:value-type="string" calcext:value-type="string">
            <text:p><text:a xlink:href="mailto:Javier.A.Fano@usace.army.mil" xlink:type="simple">Javier Fano</text:a></text:p>
          </table:table-cell>
          <table:table-cell office:value-type="string" calcext:value-type="string">
            <text:p>Javier.A.Fano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headquarters/" xlink:type="simple">Headquarters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nao/infosys/" xlink:type="simple">Information Systems Facility</text:a></text:p>
          </table:table-cell>
          <table:table-cell office:value-type="string" calcext:value-type="string">
            <text:p><text:a xlink:href="https://mrsi.erdc.dren.mil/cos/nao/" xlink:type="simple">NAO</text:a>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nwo/iet/" xlink:type="simple">Initial Entry Training Chapels</text:a></text:p>
          </table:table-cell>
          <table:table-cell office:value-type="string" calcext:value-type="string">
            <text:p><text:a xlink:href="https://mrsi.erdc.dren.mil/cos/nwo/" xlink:type="simple">NWO</text:a></text:p>
          </table:table-cell>
          <table:table-cell office:value-type="string" calcext:value-type="string">
            <text:p><text:a xlink:href="mailto:matthew.c.hebert@usace.army.mil" xlink:type="simple">Matt Hebert</text:a></text:p>
          </table:table-cell>
          <table:table-cell office:value-type="string" calcext:value-type="string">
            <text:p>matthew.c.hebert@usace.army.mil</text:p>
          </table:table-cell>
          <table:table-cell office:value-type="string" calcext:value-type="string">
            <text:p><text:a xlink:href="mailto:askelon.m.parker@usace.army.mil" xlink:type="simple">Askelon Parker</text:a></text:p>
          </table:table-cell>
          <table:table-cell office:value-type="string" calcext:value-type="string">
            <text:p>askelon.m.parker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joint-operation-center/" xlink:type="simple">Joint Operation Center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lrl/jc/" xlink:type="simple">Judicial Center with Courtroom</text:a></text:p>
          </table:table-cell>
          <table:table-cell office:value-type="string" calcext:value-type="string">
            <text:p><text:a xlink:href="https://mrsi.erdc.dren.mil/cos/lrl/" xlink:type="simple">LRL</text:a></text:p>
          </table:table-cell>
          <table:table-cell office:value-type="string" calcext:value-type="string">
            <text:p><text:a xlink:href="mailto:Julie.K.Musial@usace.army.mil" xlink:type="simple">Julie Musial</text:a></text:p>
          </table:table-cell>
          <table:table-cell office:value-type="string" calcext:value-type="string">
            <text:p>Julie.K.Musial@usace.army.mil</text:p>
          </table:table-cell>
          <table:table-cell office:value-type="string" calcext:value-type="string">
            <text:p><text:a xlink:href="mailto:Margaret.K.Thacher@usace.army.mil" xlink:type="simple">Margaret (Maggie) Thacher</text:a></text:p>
          </table:table-cell>
          <table:table-cell office:value-type="string" calcext:value-type="string">
            <text:p>Margaret.K.Thacher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latrine/" xlink:type="simple">Latrine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laundry/" xlink:type="simple">Laundry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officer-quarters/" xlink:type="simple">Low Density Barracks (Officer Quarters)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mwr-fitness/" xlink:type="simple">MWR-Fitness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medical/" xlink:type="simple">Medical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nao/ncoa/" xlink:type="simple">Non-Commissioned Officer Academy</text:a></text:p>
          </table:table-cell>
          <table:table-cell office:value-type="string" calcext:value-type="string">
            <text:p><text:a xlink:href="https://mrsi.erdc.dren.mil/cos/nao/" xlink:type="simple">NAO</text:a>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lrl/ortc/" xlink:type="simple">Operational Readiness Training Complex</text:a></text:p>
          </table:table-cell>
          <table:table-cell office:value-type="string" calcext:value-type="string">
            <text:p><text:a xlink:href="https://mrsi.erdc.dren.mil/cos/lrl/" xlink:type="simple">LRL</text:a></text:p>
          </table:table-cell>
          <table:table-cell office:value-type="string" calcext:value-type="string">
            <text:p><text:a xlink:href="mailto:Julie.K.Musial@usace.army.mil" xlink:type="simple">Julie Musial</text:a></text:p>
          </table:table-cell>
          <table:table-cell office:value-type="string" calcext:value-type="string">
            <text:p>Julie.K.Musial@usace.army.mil</text:p>
          </table:table-cell>
          <table:table-cell office:value-type="string" calcext:value-type="string">
            <text:p><text:a xlink:href="mailto:Margaret.K.Thacher@usace.army.mil" xlink:type="simple">Margaret (Maggie) Thacher</text:a></text:p>
          </table:table-cell>
          <table:table-cell office:value-type="string" calcext:value-type="string">
            <text:p>Margaret.K.Thacher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hnc/pfc/" xlink:type="simple">Physical Fitness Center</text:a></text:p>
          </table:table-cell>
          <table:table-cell office:value-type="string" calcext:value-type="string">
            <text:p><text:a xlink:href="https://mrsi.erdc.dren.mil/cos/hnc/" xlink:type="simple">HNC</text:a></text:p>
          </table:table-cell>
          <table:table-cell office:value-type="string" calcext:value-type="string">
            <text:p><text:a xlink:href="mailto:chris.a.shepherd@usace.army.mil" xlink:type="simple">Chris Shepherd</text:a></text:p>
          </table:table-cell>
          <table:table-cell office:value-type="string" calcext:value-type="string">
            <text:p>chris.a.shepherd@usace.army.mil</text:p>
          </table:table-cell>
          <table:table-cell office:value-type="string" calcext:value-type="string">
            <text:p><text:a xlink:href="mailto:Ross.Allen@usace.army.mil" xlink:type="simple">Ross Allen</text:a></text:p>
          </table:table-cell>
          <table:table-cell office:value-type="string" calcext:value-type="string">
            <text:p>Ross.Allen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wf/rsb/" xlink:type="simple">Reception Barracks</text:a></text:p>
          </table:table-cell>
          <table:table-cell office:value-type="string" calcext:value-type="string">
            <text:p><text:a xlink:href="https://mrsi.erdc.dren.mil/cos/swf/" xlink:type="simple">SWF</text:a></text:p>
          </table:table-cell>
          <table:table-cell office:value-type="string" calcext:value-type="string">
            <text:p><text:a xlink:href="mailto:matthew.milliorn@usace.army.mil" xlink:type="simple">Matt Milliorn</text:a></text:p>
          </table:table-cell>
          <table:table-cell office:value-type="string" calcext:value-type="string">
            <text:p>matthew.milliorn@usace.army.mil</text:p>
          </table:table-cell>
          <table:table-cell office:value-type="string" calcext:value-type="string">
            <text:p><text:a xlink:href="mailto:Javier.A.Fano@usace.army.mil" xlink:type="simple">Javier Fano</text:a></text:p>
          </table:table-cell>
          <table:table-cell office:value-type="string" calcext:value-type="string">
            <text:p>Javier.A.Fano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religious/" xlink:type="simple">Religious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nwo/ref/" xlink:type="simple">Religious Education Facility</text:a></text:p>
          </table:table-cell>
          <table:table-cell office:value-type="string" calcext:value-type="string">
            <text:p><text:a xlink:href="https://mrsi.erdc.dren.mil/cos/nwo/" xlink:type="simple">NWO</text:a></text:p>
          </table:table-cell>
          <table:table-cell office:value-type="string" calcext:value-type="string">
            <text:p><text:a xlink:href="mailto:matthew.c.hebert@usace.army.mil" xlink:type="simple">Matt Hebert</text:a></text:p>
          </table:table-cell>
          <table:table-cell office:value-type="string" calcext:value-type="string">
            <text:p>matthew.c.hebert@usace.army.mil</text:p>
          </table:table-cell>
          <table:table-cell office:value-type="string" calcext:value-type="string">
            <text:p><text:a xlink:href="mailto:askelon.m.parker@usace.army.mil" xlink:type="simple">Askelon Parker</text:a></text:p>
          </table:table-cell>
          <table:table-cell office:value-type="string" calcext:value-type="string">
            <text:p>askelon.m.parker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lrl/slq/" xlink:type="simple">Senior Leaders Quarters</text:a></text:p>
          </table:table-cell>
          <table:table-cell office:value-type="string" calcext:value-type="string">
            <text:p><text:a xlink:href="https://mrsi.erdc.dren.mil/cos/lrl/" xlink:type="simple">LRL</text:a></text:p>
          </table:table-cell>
          <table:table-cell office:value-type="string" calcext:value-type="string">
            <text:p><text:a xlink:href="mailto:Julie.K.Musial@usace.army.mil" xlink:type="simple">Julie Musial</text:a></text:p>
          </table:table-cell>
          <table:table-cell office:value-type="string" calcext:value-type="string">
            <text:p>Julie.K.Musial@usace.army.mil</text:p>
          </table:table-cell>
          <table:table-cell office:value-type="string" calcext:value-type="string">
            <text:p><text:a xlink:href="mailto:Margaret.K.Thacher@usace.army.mil" xlink:type="simple">Margaret (Maggie) Thacher</text:a></text:p>
          </table:table-cell>
          <table:table-cell office:value-type="string" calcext:value-type="string">
            <text:p>Margaret.K.Thacher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hnc/sprc/" xlink:type="simple">Soldier Performance Readiness Center</text:a></text:p>
          </table:table-cell>
          <table:table-cell office:value-type="string" calcext:value-type="string">
            <text:p><text:a xlink:href="https://mrsi.erdc.dren.mil/cos/hnc/" xlink:type="simple">HNC</text:a></text:p>
          </table:table-cell>
          <table:table-cell office:value-type="string" calcext:value-type="string">
            <text:p><text:a xlink:href="mailto:chris.a.shepherd@usace.army.mil" xlink:type="simple">Chris Shepherd</text:a></text:p>
          </table:table-cell>
          <table:table-cell office:value-type="string" calcext:value-type="string">
            <text:p>chris.a.shepherd@usace.army.mil</text:p>
          </table:table-cell>
          <table:table-cell office:value-type="string" calcext:value-type="string">
            <text:p><text:a xlink:href="mailto:Ross.Allen@usace.army.mil" xlink:type="simple">Ross Allen</text:a></text:p>
          </table:table-cell>
          <table:table-cell office:value-type="string" calcext:value-type="string">
            <text:p>Ross.Allen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m/tda/" xlink:type="simple">TDA Aviation Unit Aircraft Maintenance Hangar</text:a></text:p>
          </table:table-cell>
          <table:table-cell office:value-type="string" calcext:value-type="string">
            <text:p><text:a xlink:href="https://mrsi.erdc.dren.mil/cos/sam/" xlink:type="simple">SAM</text:a></text:p>
          </table:table-cell>
          <table:table-cell office:value-type="string" calcext:value-type="string">
            <text:p><text:a xlink:href="mailto:Daniel.E.Bush@usace.army.mil" xlink:type="simple">Dan Bush</text:a></text:p>
          </table:table-cell>
          <table:table-cell office:value-type="string" calcext:value-type="string">
            <text:p>Daniel.E.Bush@usace.army.mil</text:p>
          </table:table-cell>
          <table:table-cell office:value-type="string" calcext:value-type="string">
            <text:p><text:a xlink:href="mailto:john.j.wahlers@usace.army.mil" xlink:type="simple">John Wahlers</text:a></text:p>
          </table:table-cell>
          <table:table-cell office:value-type="string" calcext:value-type="string">
            <text:p>john.j.wahlers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m/trw/" xlink:type="simple">TOE Rotary Wing Aviation Battalion Aircraft Maintenance Hangar</text:a></text:p>
          </table:table-cell>
          <table:table-cell office:value-type="string" calcext:value-type="string">
            <text:p><text:a xlink:href="https://mrsi.erdc.dren.mil/cos/sam/" xlink:type="simple">SAM</text:a></text:p>
          </table:table-cell>
          <table:table-cell office:value-type="string" calcext:value-type="string">
            <text:p><text:a xlink:href="mailto:Daniel.E.Bush@usace.army.mil" xlink:type="simple">Dan Bush</text:a></text:p>
          </table:table-cell>
          <table:table-cell office:value-type="string" calcext:value-type="string">
            <text:p>Daniel.E.Bush@usace.army.mil</text:p>
          </table:table-cell>
          <table:table-cell office:value-type="string" calcext:value-type="string">
            <text:p><text:a xlink:href="mailto:john.j.wahlers@usace.army.mil" xlink:type="simple">John Wahlers</text:a></text:p>
          </table:table-cell>
          <table:table-cell office:value-type="string" calcext:value-type="string">
            <text:p>john.j.wahlers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s/temf/" xlink:type="simple">Tactical Equipment Maintenance Facility</text:a></text:p>
          </table:table-cell>
          <table:table-cell office:value-type="string" calcext:value-type="string">
            <text:p><text:a xlink:href="https://mrsi.erdc.dren.mil/cos/sas/" xlink:type="simple">SAS</text:a></text:p>
          </table:table-cell>
          <table:table-cell office:value-type="string" calcext:value-type="string">
            <text:p><text:a xlink:href="mailto:jeffrey.stein@usace.army.mil" xlink:type="simple">Jeff Stein</text:a></text:p>
          </table:table-cell>
          <table:table-cell office:value-type="string" calcext:value-type="string">
            <text:p>jeffrey.stein@usace.army.mil</text:p>
          </table:table-cell>
          <table:table-cell office:value-type="string" calcext:value-type="string">
            <text:p><text:a xlink:href="mailto:Sara.C.Murphy@usace.army.mil" xlink:type="simple">Sara Murphy</text:a></text:p>
          </table:table-cell>
          <table:table-cell office:value-type="string" calcext:value-type="string">
            <text:p>Sara.C.Murphy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tactical-operation-center/" xlink:type="simple">Tactical Operation Center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m/tuas/" xlink:type="simple">Tactical Unmanned Aircraft Systems Maintenance Hangar</text:a></text:p>
          </table:table-cell>
          <table:table-cell office:value-type="string" calcext:value-type="string">
            <text:p><text:a xlink:href="https://mrsi.erdc.dren.mil/cos/sam/" xlink:type="simple">SAM</text:a></text:p>
          </table:table-cell>
          <table:table-cell office:value-type="string" calcext:value-type="string">
            <text:p><text:a xlink:href="mailto:Daniel.E.Bush@usace.army.mil" xlink:type="simple">Dan Bush</text:a></text:p>
          </table:table-cell>
          <table:table-cell office:value-type="string" calcext:value-type="string">
            <text:p>Daniel.E.Bush@usace.army.mil</text:p>
          </table:table-cell>
          <table:table-cell office:value-type="string" calcext:value-type="string">
            <text:p><text:a xlink:href="mailto:john.j.wahlers@usace.army.mil" xlink:type="simple">John Wahlers</text:a></text:p>
          </table:table-cell>
          <table:table-cell office:value-type="string" calcext:value-type="string">
            <text:p>john.j.wahlers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wf/ueph/" xlink:type="simple">Unaccompanied Enlisted Personnel Housing</text:a></text:p>
          </table:table-cell>
          <table:table-cell office:value-type="string" calcext:value-type="string">
            <text:p><text:a xlink:href="https://mrsi.erdc.dren.mil/cos/swf/" xlink:type="simple">SWF</text:a></text:p>
          </table:table-cell>
          <table:table-cell office:value-type="string" calcext:value-type="string">
            <text:p><text:a xlink:href="mailto:matthew.milliorn@usace.army.mil" xlink:type="simple">Matt Milliorn</text:a></text:p>
          </table:table-cell>
          <table:table-cell office:value-type="string" calcext:value-type="string">
            <text:p>matthew.milliorn@usace.army.mil</text:p>
          </table:table-cell>
          <table:table-cell office:value-type="string" calcext:value-type="string">
            <text:p><text:a xlink:href="mailto:Javier.A.Fano@usace.army.mil" xlink:type="simple">Javier Fano</text:a></text:p>
          </table:table-cell>
          <table:table-cell office:value-type="string" calcext:value-type="string">
            <text:p>Javier.A.Fano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wf/ssa/" xlink:type="simple">Unit Supply Support Activity Facility</text:a></text:p>
          </table:table-cell>
          <table:table-cell office:value-type="string" calcext:value-type="string">
            <text:p><text:a xlink:href="https://mrsi.erdc.dren.mil/cos/swf/" xlink:type="simple">SWF</text:a></text:p>
          </table:table-cell>
          <table:table-cell office:value-type="string" calcext:value-type="string">
            <text:p><text:a xlink:href="mailto:matthew.milliorn@usace.army.mil" xlink:type="simple">Matt Milliorn</text:a></text:p>
          </table:table-cell>
          <table:table-cell office:value-type="string" calcext:value-type="string">
            <text:p>matthew.milliorn@usace.army.mil</text:p>
          </table:table-cell>
          <table:table-cell office:value-type="string" calcext:value-type="string">
            <text:p><text:a xlink:href="mailto:Javier.A.Fano@usace.army.mil" xlink:type="simple">Javier Fano</text:a></text:p>
          </table:table-cell>
          <table:table-cell office:value-type="string" calcext:value-type="string">
            <text:p>Javier.A.Fano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weapon-storage/" xlink:type="simple">Weapon Storage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hnc/yc/" xlink:type="simple">Youth Center</text:a></text:p>
          </table:table-cell>
          <table:table-cell office:value-type="string" calcext:value-type="string">
            <text:p><text:a xlink:href="https://mrsi.erdc.dren.mil/cos/hnc/" xlink:type="simple">HNC</text:a></text:p>
          </table:table-cell>
          <table:table-cell office:value-type="string" calcext:value-type="string">
            <text:p><text:a xlink:href="mailto:chris.a.shepherd@usace.army.mil" xlink:type="simple">Chris Shepherd</text:a></text:p>
          </table:table-cell>
          <table:table-cell office:value-type="string" calcext:value-type="string">
            <text:p>chris.a.shepherd@usace.army.mil</text:p>
          </table:table-cell>
          <table:table-cell office:value-type="string" calcext:value-type="string">
            <text:p><text:a xlink:href="mailto:michael.r.johnson2@usace.army.mil;%20rajette.l.hodge@usace.army.mil" xlink:type="simple">Michael Johnson / Rajette Hodge</text:a></text:p>
          </table:table-cell>
          <table:table-cell office:value-type="string" calcext:value-type="string">
            <text:p>michael.r.johnson2@usace.army.mil; rajette.l.hodge@usace.army.m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12:49:07.0105315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1T09:10:55.408468431</meta:creation-date>
    <meta:editing-cycles>3</meta:editing-cycles>
    <meta:editing-duration>PT19M26S</meta:editing-duration>
    <dc:date>2025-04-15T12:52:09.559870075</dc:date>
    <meta:generator>LibreOffice/25.2.2.2$Linux_X86_64 LibreOffice_project/520$Build-2</meta:generator>
    <meta:document-statistic meta:table-count="1" meta:cell-count="348" meta:object-count="0"/>
  </office:meta>
</office:document-meta>
</file>